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ed044" officeooo:paragraph-rsid="001ed044" style:font-size-asian="36pt" style:font-size-complex="36pt"/>
    </style:style>
    <style:style style:name="P2" style:family="paragraph" style:parent-style-name="Standard">
      <style:text-properties fo:font-size="36pt" style:text-underline-style="solid" style:text-underline-width="auto" style:text-underline-color="font-color" officeooo:rsid="001ed044" officeooo:paragraph-rsid="001ed044" style:font-size-asian="36pt" style:font-size-complex="36pt"/>
    </style:style>
    <style:style style:name="P3" style:family="paragraph" style:parent-style-name="Standard">
      <style:text-properties fo:font-size="12pt" officeooo:rsid="001ed044" officeooo:paragraph-rsid="001ed044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d results of experiment in 1.1</text:p>
      <text:p text:style-name="P1"/>
      <text:p text:style-name="P3">The digits that result form the commands placed for task six in 1.1 consistently start with 0.7, and then the pattern deteriorates and becomes relatively randol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50:11.093099745</meta:creation-date>
    <dc:date>2018-11-15T10:54:08.278878846</dc:date>
    <meta:editing-duration>PT3M58S</meta:editing-duration>
    <meta:editing-cycles>1</meta:editing-cycles>
    <meta:document-statistic meta:table-count="0" meta:image-count="0" meta:object-count="0" meta:page-count="1" meta:paragraph-count="2" meta:word-count="32" meta:character-count="194" meta:non-whitespace-character-count="164"/>
    <meta:generator>LibreOffice/6.0.6.2$Linux_X86_64 LibreOffice_project/00m0$Build-2</meta:generator>
  </office:meta>
</office:document-meta>
</file>